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125.54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55.28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30.22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style:font-size-asian="26pt" style:font-size-complex="26pt"/>
    </style:style>
    <style:style style:name="ce3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nfectedNFC parts lis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 per unit</text:p>
          </table:table-cell>
          <table:table-cell office:value-type="string" calcext:value-type="string">
            <text:p>Package size</text:p>
          </table:table-cell>
          <table:table-cell office:value-type="string" calcext:value-type="string">
            <text:p>Count per board</text:p>
          </table:table-cell>
          <table:table-cell office:value-type="string" calcext:value-type="string">
            <text:p>Sum need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Board count: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airchild FDT457N N-channel MOSFET, 5 A, 30 V, 3+Tab-Pin SOT-223</text:p>
          </table:table-cell>
          <table:table-cell office:value-type="string" calcext:value-type="string">
            <text:p><text:a xlink:href="http://uk.rs-online.com/web/p/mosfet-transistors/6710784/" xlink:type="simple">http://uk.rs-online.com/web/p/mosfet-transistors/6710784/</text:a></text:p>
          </table:table-cell>
          <table:table-cell office:value-type="float" office:value="2.69" calcext:value-type="float">
            <text:p>2.6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3]*[.$J$2]" office:value-type="float" office:value="36" calcext:value-type="float">
            <text:p>36</text:p>
          </table:table-cell>
          <table:table-cell table:formula="of:=ROUNDUP([.F3]/[.D3])*[.D3]" office:value-type="float" office:value="40" calcext:value-type="float">
            <text:p>40</text:p>
          </table:table-cell>
          <table:table-cell table:formula="of:=[.G3]*[.C3]" office:value-type="float" office:value="107.6" calcext:value-type="float">
            <text:p>107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xas Instruments TLC5917IN, LED Driver 8-Segments, 3 → 5.5 V</text:p>
          </table:table-cell>
          <table:table-cell office:value-type="string" calcext:value-type="string">
            <text:p><text:a xlink:href="http://uk.rs-online.com/web/p/led-display-drivers/8123987/" xlink:type="simple">http://uk.rs-online.com/web/p/led-display-drivers/8123987/</text:a></text:p>
          </table:table-cell>
          <table:table-cell office:value-type="float" office:value="14.1" calcext:value-type="float">
            <text:p>14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4]*[.$J$2]" office:value-type="float" office:value="12" calcext:value-type="float">
            <text:p>12</text:p>
          </table:table-cell>
          <table:table-cell table:formula="of:=ROUNDUP([.F4]/[.D4])*[.D4]" office:value-type="float" office:value="15" calcext:value-type="float">
            <text:p>15</text:p>
          </table:table-cell>
          <table:table-cell table:formula="of:=[.G4]*[.C4]" office:value-type="float" office:value="211.5" calcext:value-type="float">
            <text:p>21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ttelfuse 1.25A T Surface Mount Fuse, 63V</text:p>
          </table:table-cell>
          <table:table-cell office:value-type="string" calcext:value-type="string">
            <text:p><text:a xlink:href="http://uk.rs-online.com/web/p/non-resettable-surface-mount-fuses/6243051/" xlink:type="simple">http://uk.rs-online.com/web/p/non-resettable-surface-mount-fuses/6243051/</text:a></text:p>
          </table:table-cell>
          <table:table-cell office:value-type="float" office:value="3.14" calcext:value-type="float">
            <text:p>3.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5]*[.$J$2]" office:value-type="float" office:value="36" calcext:value-type="float">
            <text:p>36</text:p>
          </table:table-cell>
          <table:table-cell table:formula="of:=ROUNDUP([.F5]/[.D5])*[.D5]" office:value-type="float" office:value="40" calcext:value-type="float">
            <text:p>40</text:p>
          </table:table-cell>
          <table:table-cell table:formula="of:=[.G5]*[.C5]" office:value-type="float" office:value="125.6" calcext:value-type="float">
            <text:p>125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MANN WSW 2.54mm Pitch 40 Way 2 Row Straight PCB Socket</text:p>
          </table:table-cell>
          <table:table-cell office:value-type="string" calcext:value-type="string">
            <text:p>http://uk.rs-online.com/web/p/pcb-sockets/6742369/</text:p>
          </table:table-cell>
          <table:table-cell office:value-type="float" office:value="19.31" calcext:value-type="float">
            <text:p>19.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6]*[.$J$2]" office:value-type="float" office:value="12" calcext:value-type="float">
            <text:p>12</text:p>
          </table:table-cell>
          <table:table-cell table:formula="of:=ROUNDUP([.F6]/[.D6])*[.D6]" office:value-type="float" office:value="15" calcext:value-type="float">
            <text:p>15</text:p>
          </table:table-cell>
          <table:table-cell table:formula="of:=[.G6]*[.C6]" office:value-type="float" office:value="289.65" calcext:value-type="float">
            <text:p>289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.54mm Pitch, 40 Way 1 Row Unshrouded Straight Pin Header, Through Hole</text:p>
          </table:table-cell>
          <table:table-cell office:value-type="string" calcext:value-type="string">
            <text:p><text:a xlink:href="http://uk.rs-online.com/web/p/pcb-headers/0156049/" xlink:type="simple">http://uk.rs-online.com/web/p/pcb-headers/0156049/</text:a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7]*10" office:value-type="float" office:value="10" calcext:value-type="float">
            <text:p>10</text:p>
          </table:table-cell>
          <table:table-cell table:formula="of:=ROUNDUP([.F7]/[.D7])*[.D7]" office:value-type="float" office:value="10" calcext:value-type="float">
            <text:p>10</text:p>
          </table:table-cell>
          <table:table-cell table:formula="of:=[.G7]*[.C7]" office:value-type="float" office:value="40" calcext:value-type="float">
            <text:p>40</text:p>
          </table:table-cell>
          <table:table-cell office:value-type="string" calcext:value-type="string">
            <text:p>(only for the zero’s)</text:p>
          </table:table-cell>
          <table:table-cell/>
        </table:table-row>
        <table:table-row table:style-name="ro2">
          <table:table-cell office:value-type="string" calcext:value-type="string">
            <text:p>Vishay CW Series Axial Wirewound Resistor 500Ω ±5% 3.75W</text:p>
          </table:table-cell>
          <table:table-cell office:value-type="string" calcext:value-type="string">
            <text:p>https://uk.rs-online.com/web/p/through-hole-fixed-resistors/8443925/</text:p>
          </table:table-cell>
          <table:table-cell office:value-type="float" office:value="4.22" calcext:value-type="float">
            <text:p>4.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]*[.$J$2]" office:value-type="float" office:value="12" calcext:value-type="float">
            <text:p>12</text:p>
          </table:table-cell>
          <table:table-cell table:formula="of:=ROUNDUP([.F8]/[.D8])*[.D8]" office:value-type="float" office:value="12" calcext:value-type="float">
            <text:p>12</text:p>
          </table:table-cell>
          <table:table-cell table:formula="of:=[.G8]*[.C8]" office:value-type="float" office:value="50.64" calcext:value-type="float">
            <text:p>50.64</text:p>
          </table:table-cell>
          <table:table-cell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Sum parts:</text:p>
          </table:table-cell>
          <table:table-cell table:formula="of:=SUM([.H3:.H10])" office:value-type="float" office:value="824.99" calcext:value-type="float">
            <text:p>824.99</text:p>
          </table:table-cell>
          <table:table-cell table:number-columns-repeated="2"/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3">
          <table:table-cell table:style-name="ce3" office:value-type="string" calcext:value-type="string">
            <text:p>Feature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Max current loa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Trace load req.</text:p>
          </table:table-cell>
          <table:table-cell office:value-type="string" calcext:value-type="string">
            <text:p>Calculated trace width</text:p>
          </table:table-cell>
          <table:table-cell/>
          <table:table-cell office:value-type="string" calcext:value-type="string">
            <text:p>assuming 1oz trace </text:p>
          </table:table-cell>
        </table:table-row>
        <table:table-row table:style-name="ro2">
          <table:table-cell office:value-type="string" calcext:value-type="string">
            <text:p>LED STR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0.5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D outputs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Regular" style:font-family-asian="'Source Han Sans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9">00/00/0000</text:date>, <text:time style:data-style-name="N2" text:time-value="20:54:56.710764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06:03:27.731643269</meta:creation-date>
    <dc:date>2017-12-09T15:49:46.426283503</dc:date>
    <meta:editing-duration>P2DT19H13M48S</meta:editing-duration>
    <meta:editing-cycles>3</meta:editing-cycles>
    <meta:generator>LibreOffice/5.4.1.2.0$Linux_X86_64 LibreOffice_project/40m0$Build-2</meta:generator>
    <meta:document-statistic meta:table-count="2" meta:cell-count="80" meta:object-count="0"/>
  </office:meta>
</office:document-meta>
</file>